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2" svg:font-family="Consola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onsolas1" fo:font-size="15pt" fo:font-weight="bold" officeooo:rsid="00068552" officeooo:paragraph-rsid="00068552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000000" loext:opacity="100%" style:font-name="Consolas1" fo:font-size="9.5pt" style:font-size-asian="9.5pt"/>
    </style:style>
    <style:style style:name="P3" style:family="paragraph" style:parent-style-name="Standard">
      <style:text-properties fo:color="#000000" loext:opacity="100%" style:font-name="Consolas1" fo:font-size="20pt" fo:font-weight="bold" officeooo:rsid="00068552" officeooo:paragraph-rsid="00068552" style:font-size-asian="20pt" style:font-weight-asian="bold" style:font-size-complex="20pt" style:font-weight-complex="bold"/>
    </style:style>
    <style:style style:name="P4" style:family="paragraph" style:parent-style-name="Standard">
      <style:text-properties fo:color="#0000ff" loext:opacity="100%" style:font-name="Consolas1" fo:font-size="9.5pt" style:font-size-asian="9.5pt"/>
    </style:style>
    <style:style style:name="P5" style:family="paragraph" style:parent-style-name="Standard">
      <style:text-properties fo:color="#0000ff" loext:opacity="100%" style:font-name="Consolas1" fo:font-size="9.5pt" officeooo:rsid="0004bb17" officeooo:paragraph-rsid="0004bb17" style:font-size-asian="9.5pt"/>
    </style:style>
    <style:style style:name="P6" style:family="paragraph" style:parent-style-name="Standard">
      <style:text-properties style:font-name="Consolas1"/>
    </style:style>
    <style:style style:name="P7" style:family="paragraph" style:parent-style-name="Standard">
      <style:text-properties fo:color="#000000" loext:opacity="100%" style:font-name="Consolas1" fo:font-size="15pt" fo:font-weight="bold" officeooo:rsid="0004bb17" officeooo:paragraph-rsid="0004bb17" style:font-size-asian="15pt" style:font-weight-asian="bold" style:font-size-complex="15pt" style:font-weight-complex="bold"/>
    </style:style>
    <style:style style:name="P8" style:family="paragraph" style:parent-style-name="Standard">
      <style:text-properties fo:color="#0000ff" loext:opacity="100%" style:font-name="Consolas1" fo:font-size="9.5pt" style:font-size-asian="9.5pt"/>
    </style:style>
    <style:style style:name="P9" style:family="paragraph" style:parent-style-name="Standard">
      <style:text-properties fo:color="#0000ff" loext:opacity="100%" style:font-name="Consolas1" fo:font-size="9.5pt" officeooo:rsid="0004bb17" officeooo:paragraph-rsid="000e00cd" style:font-size-asian="9.5pt"/>
    </style:style>
    <style:style style:name="T1" style:family="text">
      <style:text-properties fo:color="#0000ff" loext:opacity="100%" style:font-name="Consolas" style:font-name-complex="Consolas2"/>
    </style:style>
    <style:style style:name="T2" style:family="text">
      <style:text-properties fo:color="#0000ff" loext:opacity="100%" fo:font-size="9.5pt" style:font-size-asian="9.5pt"/>
    </style:style>
    <style:style style:name="T3" style:family="text">
      <style:text-properties fo:color="#a31515" loext:opacity="100%"/>
    </style:style>
    <style:style style:name="T4" style:family="text">
      <style:text-properties fo:color="#a31515" loext:opacity="100%" fo:font-size="9.5pt" style:font-size-asian="9.5pt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size="9.5pt" style:font-size-asian="9.5pt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fo:font-size="9.5pt" style:font-size-asian="9.5pt"/>
    </style:style>
    <style:style style:name="T9" style:family="text">
      <style:text-properties officeooo:rsid="0004bb17"/>
    </style:style>
    <style:style style:name="T10" style:family="text">
      <style:text-properties officeooo:rsid="000e00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9">S</text:span>tyles</text:p>
      <text:p text:style-name="P7"/>
      <text:p text:style-name="P7"><text:span text:style-name="T1">Klasse </text:span>GameDetail</text:p>
      <text:p text:style-name="P4"/>
      <text:p text:style-name="P6"><text:span text:style-name="T2">&lt;</text:span><text:span text:style-name="T4">UserControl.Resources</text:span><text:span text:style-name="T2">&gt;</text:span></text:p>
      <text:p text:style-name="P6"><text:span text:style-name="T6"><text:s text:c="8"/></text:span><text:span text:style-name="T2">&lt;</text:span><text:span text:style-name="T4">Style</text:span><text:span text:style-name="T8"> x</text:span><text:span text:style-name="T2">:</text:span><text:span text:style-name="T8">Key</text:span><text:span text:style-name="T2"> = "textBoxStyle"</text:span><text:span text:style-name="T8"> TargetType</text:span><text:span text:style-name="T2"> = "TextBox"&gt;</text:span></text:p>
      <text:p text:style-name="P2"><text:s text:c="13"/></text:p>
      <text:p text:style-name="P6"><text:span text:style-name="T6"><text:s text:c="12"/></text:span><text:span text:style-name="T2">&lt;</text:span><text:span text:style-name="T4">Setter</text:span><text:span text:style-name="T8"> Property</text:span><text:span text:style-name="T2"> = "Background"</text:span><text:span text:style-name="T8"> Value</text:span><text:span text:style-name="T2"> = "Azure"/&gt;</text:span></text:p>
      <text:p text:style-name="P6"><text:span text:style-name="T6"><text:s text:c="12"/></text:span><text:span text:style-name="T2">&lt;</text:span><text:span text:style-name="T4">Setter</text:span><text:span text:style-name="T8"> Property</text:span><text:span text:style-name="T2"> = "Margin"</text:span><text:span text:style-name="T8"> Value</text:span><text:span text:style-name="T2"> = "8"/&gt;</text:span></text:p>
      <text:p text:style-name="P6"><text:span text:style-name="T6"><text:s text:c="12"/></text:span><text:span text:style-name="T2">&lt;</text:span><text:span text:style-name="T4">Setter</text:span><text:span text:style-name="T8"> Property</text:span><text:span text:style-name="T2"> = "TextAlignment"</text:span><text:span text:style-name="T8"> Value</text:span><text:span text:style-name="T2">= "Center"/&gt;</text:span></text:p>
      <text:p text:style-name="P6"><text:span text:style-name="T6"><text:s text:c="8"/></text:span><text:span text:style-name="T2">&lt;/</text:span><text:span text:style-name="T4">Style</text:span><text:span text:style-name="T2">&gt;</text:span></text:p>
      <text:p text:style-name="P6"><text:span text:style-name="T6"><text:s text:c="4"/></text:span><text:span text:style-name="T2">&lt;/</text:span><text:span text:style-name="T4">UserControl.Resources</text:span><text:span text:style-name="T2">&gt;</text:span></text:p>
      <text:p text:style-name="P4"/>
      <text:p text:style-name="P4"/>
      <text:p text:style-name="P6"><text:span text:style-name="T2">&lt;</text:span><text:span text:style-name="T4">TextBox</text:span><text:span text:style-name="T8"> x</text:span><text:span text:style-name="T2">:</text:span><text:span text:style-name="T8">Name</text:span><text:span text:style-name="T2">="GameDetailJahr"</text:span><text:span text:style-name="T8"> Grid.Row</text:span><text:span text:style-name="T2">="1"</text:span><text:span text:style-name="T8"> Style</text:span><text:span text:style-name="T2"> = "{</text:span><text:span text:style-name="T4">StaticResource</text:span><text:span text:style-name="T8"> textBoxStyle</text:span><text:span text:style-name="T2">}" &gt;&lt;/</text:span><text:span text:style-name="T4">TextBox</text:span><text:span text:style-name="T2">&gt;</text:span></text:p>
      <text:p text:style-name="P2"/>
      <text:p text:style-name="P6"><text:span text:style-name="T2">&lt;</text:span><text:span text:style-name="T4">TextBox</text:span><text:span text:style-name="T8"> x</text:span><text:span text:style-name="T2">:</text:span><text:span text:style-name="T8">Name</text:span><text:span text:style-name="T2">="GameDetailGenre"</text:span><text:span text:style-name="T8"> Grid.Row</text:span><text:span text:style-name="T2">="2"</text:span><text:span text:style-name="T8"> Style</text:span><text:span text:style-name="T2"> = "{</text:span><text:span text:style-name="T4">StaticResource</text:span><text:span text:style-name="T8"> textBoxStyle</text:span><text:span text:style-name="T2">}"&gt;&lt;/</text:span><text:span text:style-name="T4">TextBox</text:span><text:span text:style-name="T2">&gt;</text:span></text:p>
      <text:p text:style-name="P2"/>
      <text:p text:style-name="P6"><text:span text:style-name="T2">&lt;</text:span><text:span text:style-name="T4">TextBox</text:span><text:span text:style-name="T8"> x</text:span><text:span text:style-name="T2">:</text:span><text:span text:style-name="T8">Name</text:span><text:span text:style-name="T2">="GameDetailKonsole"</text:span><text:span text:style-name="T8"> Grid.Row</text:span><text:span text:style-name="T2">="3"</text:span><text:span text:style-name="T8"> Style</text:span><text:span text:style-name="T2"> = "{</text:span><text:span text:style-name="T4">StaticResource</text:span><text:span text:style-name="T8"> textBoxStyle</text:span><text:span text:style-name="T2">}"&gt;&lt;/</text:span><text:span text:style-name="T4">TextBox</text:span><text:span text:style-name="T2">&gt;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<text:span text:style-name="T1">Klasse </text:span>Hinzufuegen</text:p>
      <text:p text:style-name="P4"/>
      <text:p text:style-name="P4">&lt;<text:span text:style-name="T3">Grid.Resources</text:span>&gt;</text:p>
      <text:p text:style-name="P6"><text:span text:style-name="T6"><text:s text:c="12"/></text:span><text:span text:style-name="T2">&lt;</text:span><text:span text:style-name="T4">Style</text:span><text:span text:style-name="T8"> x</text:span><text:span text:style-name="T2">:</text:span><text:span text:style-name="T8">Key</text:span><text:span text:style-name="T2"> = "labelStyle"</text:span><text:span text:style-name="T8"> TargetType</text:span><text:span text:style-name="T2"> = "Label"&gt;</text:span></text:p>
      <text:p text:style-name="P6"><text:span text:style-name="T6"><text:s text:c="16"/></text:span><text:span text:style-name="T2">&lt;</text:span><text:span text:style-name="T4">Setter</text:span><text:span text:style-name="T8"> Property</text:span><text:span text:style-name="T2"> = "Background"</text:span><text:span text:style-name="T8"> Value</text:span><text:span text:style-name="T2"> = "Orange"/&gt;</text:span></text:p>
      <text:p text:style-name="P6"><text:span text:style-name="T6"><text:s text:c="16"/></text:span><text:span text:style-name="T2">&lt;</text:span><text:span text:style-name="T4">Setter</text:span><text:span text:style-name="T8"> Property</text:span><text:span text:style-name="T2"> = "Margin"</text:span><text:span text:style-name="T8"> Value</text:span><text:span text:style-name="T2"> = "5,5,5,5"/&gt;</text:span></text:p>
      <text:p text:style-name="P6"><text:span text:style-name="T6"><text:s text:c="16"/></text:span><text:span text:style-name="T2">&lt;</text:span><text:span text:style-name="T4">Setter</text:span><text:span text:style-name="T8"> Property</text:span><text:span text:style-name="T2"> = "HorizontalContentAlignment"</text:span><text:span text:style-name="T8"> Value</text:span><text:span text:style-name="T2">= "Center"/&gt;</text:span></text:p>
      <text:p text:style-name="P6"><text:span text:style-name="T6"><text:s text:c="16"/></text:span><text:span text:style-name="T2">&lt;</text:span><text:span text:style-name="T4">Setter</text:span><text:span text:style-name="T8"> Property</text:span><text:span text:style-name="T2"> = "VerticalContentAlignment"</text:span><text:span text:style-name="T8"> Value</text:span><text:span text:style-name="T2">= "Center"/&gt;</text:span></text:p>
      <text:p text:style-name="P6"><text:span text:style-name="T6"><text:s text:c="12"/></text:span><text:span text:style-name="T2">&lt;/</text:span><text:span text:style-name="T4">Style</text:span><text:span text:style-name="T2">&gt;</text:span></text:p>
      <text:p text:style-name="P6"><text:span text:style-name="T6"><text:s text:c="12"/></text:span><text:span text:style-name="T2">&lt;</text:span><text:span text:style-name="T4">Style</text:span><text:span text:style-name="T8"> x</text:span><text:span text:style-name="T2">:</text:span><text:span text:style-name="T8">Key</text:span><text:span text:style-name="T2"> = "textboxStyle"</text:span><text:span text:style-name="T8"> TargetType</text:span><text:span text:style-name="T2"> = "TextBox"&gt;</text:span></text:p>
      <text:p text:style-name="P6"><text:span text:style-name="T6"><text:s text:c="16"/></text:span><text:span text:style-name="T2">&lt;</text:span><text:span text:style-name="T4">Setter</text:span><text:span text:style-name="T8"> Property</text:span><text:span text:style-name="T2"> = "Background"</text:span><text:span text:style-name="T8"> Value</text:span><text:span text:style-name="T2"> = "White"/&gt;</text:span></text:p>
      <text:p text:style-name="P6"><text:span text:style-name="T6"><text:s text:c="16"/></text:span><text:span text:style-name="T2">&lt;</text:span><text:span text:style-name="T4">Setter</text:span><text:span text:style-name="T8"> Property</text:span><text:span text:style-name="T2"> = "Margin"</text:span><text:span text:style-name="T8"> Value</text:span><text:span text:style-name="T2"> = "5,5,5,5"/&gt;</text:span></text:p>
      <text:p text:style-name="P6"><text:span text:style-name="T6"><text:s text:c="16"/></text:span><text:span text:style-name="T2">&lt;</text:span><text:span text:style-name="T4">Setter</text:span><text:span text:style-name="T8"> Property</text:span><text:span text:style-name="T2"> = "TextAlignment"</text:span><text:span text:style-name="T8"> Value</text:span><text:span text:style-name="T2">= "Center"/&gt;</text:span></text:p>
      <text:p text:style-name="P6"><text:span text:style-name="T6"><text:s text:c="12"/></text:span><text:span text:style-name="T2">&lt;/</text:span><text:span text:style-name="T4">Style</text:span><text:span text:style-name="T2">&gt;</text:span></text:p>
      <text:p text:style-name="P6"><text:span text:style-name="T2">&lt;/</text:span><text:span text:style-name="T4">Grid.Resources</text:span><text:span text:style-name="T2">&gt;</text:span></text:p>
      <text:p text:style-name="P4"/>
      <text:p text:style-name="P6"><text:span text:style-name="T6"><text:s text:c="4"/><text:tab/></text:span><text:span text:style-name="T2">&lt;</text:span><text:span text:style-name="T4">Label</text:span><text:span text:style-name="T8"> Grid.Row</text:span><text:span text:style-name="T2">="0"</text:span><text:span text:style-name="T8"> Grid.Column</text:span><text:span text:style-name="T2">="0"</text:span><text:span text:style-name="T8"> Content</text:span><text:span text:style-name="T2">="Name:"</text:span><text:span text:style-name="T8"> Style</text:span><text:span text:style-name="T2">="{</text:span><text:span text:style-name="T4">StaticResource</text:span><text:span text:style-name="T8"> labelStyle</text:span><text:span text:style-name="T2">}"&gt;&lt;/</text:span><text:span text:style-name="T4">Label</text:span><text:span text:style-name="T2">&gt;</text:span></text:p>
      <text:p text:style-name="P6"><text:span text:style-name="T6"><text:s text:c="8"/></text:span><text:span text:style-name="T2">&lt;</text:span><text:span text:style-name="T4">Label</text:span><text:span text:style-name="T8"> Grid.Row</text:span><text:span text:style-name="T2">="1"</text:span><text:span text:style-name="T8"> Grid.Column</text:span><text:span text:style-name="T2">="0"</text:span><text:span text:style-name="T8"> Content</text:span><text:span text:style-name="T2">="Erscheinungsjahr:"</text:span><text:span text:style-name="T8"> Style</text:span><text:span text:style-name="T2">="{</text:span><text:span text:style-name="T4">StaticResource</text:span><text:span text:style-name="T8"> labelStyle</text:span><text:span text:style-name="T2">}"&gt;&lt;/</text:span><text:span text:style-name="T4">Label</text:span><text:span text:style-name="T2">&gt;</text:span></text:p>
      <text:p text:style-name="P6"><text:span text:style-name="T6"><text:s text:c="8"/></text:span><text:span text:style-name="T2">&lt;</text:span><text:span text:style-name="T4">Label</text:span><text:span text:style-name="T8"> Grid.Row</text:span><text:span text:style-name="T2">="2"</text:span><text:span text:style-name="T8"> Grid.Column</text:span><text:span text:style-name="T2">="0"</text:span><text:span text:style-name="T8"> Content</text:span><text:span text:style-name="T2">="Genre:"</text:span><text:span text:style-name="T8"> Style</text:span><text:span text:style-name="T2">="{</text:span><text:span text:style-name="T4">StaticResource</text:span><text:span text:style-name="T8"> labelStyle</text:span><text:span text:style-name="T2">}"&gt;&lt;/</text:span><text:span text:style-name="T4">Label</text:span><text:span text:style-name="T2">&gt;</text:span></text:p>
      <text:p text:style-name="P6"><text:span text:style-name="T6"><text:s text:c="8"/></text:span><text:span text:style-name="T2">&lt;</text:span><text:span text:style-name="T4">Label</text:span><text:span text:style-name="T8"> Grid.Row</text:span><text:span text:style-name="T2">="3"</text:span><text:span text:style-name="T8"> Grid.Column</text:span><text:span text:style-name="T2">="0"</text:span><text:span text:style-name="T8"> Content</text:span><text:span text:style-name="T2">="Konsole:"</text:span><text:span text:style-name="T8"> Style</text:span><text:span text:style-name="T2">="{</text:span><text:span text:style-name="T4">StaticResource</text:span><text:span text:style-name="T8"> labelStyle</text:span><text:span text:style-name="T2">}"&gt;&lt;/</text:span><text:span text:style-name="T4">Label</text:span><text:span text:style-name="T2">&gt;</text:span></text:p>
      <text:p text:style-name="P6"><text:span text:style-name="T6"><text:s text:c="8"/></text:span><text:span text:style-name="T2">&lt;</text:span><text:span text:style-name="T4">Label</text:span><text:span text:style-name="T8"> Grid.Row</text:span><text:span text:style-name="T2">="4"</text:span><text:span text:style-name="T8"> Grid.Column</text:span><text:span text:style-name="T2">="0"</text:span><text:span text:style-name="T8"> Content</text:span><text:span text:style-name="T2">="Verfügbarkeit:"</text:span><text:span text:style-name="T8"> Style</text:span><text:span text:style-name="T2">="{</text:span><text:span text:style-name="T4">StaticResource</text:span><text:span text:style-name="T8"> labelStyle</text:span><text:span text:style-name="T2">}"&gt;&lt;/</text:span><text:span text:style-name="T4">Label</text:span><text:span text:style-name="T2">&gt;</text:span></text:p>
      <text:p text:style-name="P6"><text:span text:style-name="T6"><text:s text:c="8"/></text:span><text:span text:style-name="T2">&lt;</text:span><text:span text:style-name="T4">Label</text:span><text:span text:style-name="T8"> Grid.Row</text:span><text:span text:style-name="T2">="5"</text:span><text:span text:style-name="T8"> Grid.Column</text:span><text:span text:style-name="T2">="0"</text:span><text:span text:style-name="T8"> Content</text:span><text:span text:style-name="T2">="Zustand:"</text:span><text:span text:style-name="T8"> Style</text:span><text:span text:style-name="T2">="{</text:span><text:span text:style-name="T4">StaticResource</text:span><text:span text:style-name="T8"> labelStyle</text:span><text:span text:style-name="T2">}"&gt;&lt;/</text:span><text:span text:style-name="T4">Label</text:span><text:span text:style-name="T2">&gt;</text:span></text:p>
      <text:p text:style-name="P2"/>
      <text:p text:style-name="P2"/>
      <text:p text:style-name="P6"><text:span text:style-name="T6"><text:s text:c="8"/></text:span><text:span text:style-name="T2">&lt;</text:span><text:span text:style-name="T4">TextBox</text:span><text:span text:style-name="T8"> x</text:span><text:span text:style-name="T2">:</text:span><text:span text:style-name="T8">Name</text:span><text:span text:style-name="T2">="NameGame"</text:span><text:span text:style-name="T8"> Grid.Row</text:span><text:span text:style-name="T2">="0"</text:span><text:span text:style-name="T8"> Grid.Column</text:span><text:span text:style-name="T2">="1"</text:span><text:span text:style-name="T8"> Style</text:span><text:span text:style-name="T2">="{</text:span><text:span text:style-name="T4">StaticResource</text:span><text:span text:style-name="T8"> textboxStyle</text:span><text:span text:style-name="T2">}"</text:span><text:span text:style-name="T8"> LostFocus</text:span><text:span text:style-name="T2">="Name_LostFocus"</text:span><text:span text:style-name="T8"> GotFocus</text:span><text:span text:style-name="T2">="Name_GotFocus"</text:span><text:span text:style-name="T8"> TextWrapping</text:span><text:span text:style-name="T2">="Wrap"&gt;&lt;/</text:span><text:span text:style-name="T4">TextBox</text:span><text:span text:style-name="T2">&gt;</text:span></text:p>
      <text:p text:style-name="P6"><text:span text:style-name="T6"><text:s text:c="8"/></text:span><text:span text:style-name="T2">&lt;</text:span><text:span text:style-name="T4">TextBox</text:span><text:span text:style-name="T8"> x</text:span><text:span text:style-name="T2">:</text:span><text:span text:style-name="T8">Name</text:span><text:span text:style-name="T2">="Erscheinungsjahr"</text:span><text:span text:style-name="T8"> Grid.Row</text:span><text:span text:style-name="T2">="1"</text:span><text:span text:style-name="T8"> Grid.Column</text:span><text:span text:style-name="T2">="1"</text:span><text:span text:style-name="T8"> Style</text:span><text:span text:style-name="T2">="{</text:span><text:span text:style-name="T4">StaticResource</text:span><text:span text:style-name="T8"> textboxStyle</text:span><text:span text:style-name="T2">}"</text:span><text:span text:style-name="T8"> GotFocus</text:span><text:span text:style-name="T2">="Erscheinungsjahr_GotFocus"</text:span><text:span text:style-name="T8"> LostFocus</text:span><text:span text:style-name="T2">="Erscheinungsjahr_LostFocus"&gt;&lt;/</text:span><text:span text:style-name="T4">TextBox</text:span><text:span text:style-name="T2">&gt;</text:span></text:p>
      <text:p text:style-name="P6"><text:span text:style-name="T6"><text:s text:c="8"/></text:span><text:span text:style-name="T2">&lt;</text:span><text:span text:style-name="T4">TextBox</text:span><text:span text:style-name="T8"> x</text:span><text:span text:style-name="T2">:</text:span><text:span text:style-name="T8">Name</text:span><text:span text:style-name="T2">="Genre"</text:span><text:span text:style-name="T8"> Grid.Row</text:span><text:span text:style-name="T2">="2"</text:span><text:span text:style-name="T8"> Grid.Column</text:span><text:span text:style-name="T2">="1"</text:span><text:span text:style-name="T8"> Style</text:span><text:span text:style-name="T2">="{</text:span><text:span text:style-name="T4">StaticResource</text:span><text:span text:style-name="T8"> textboxStyle</text:span><text:span text:style-name="T2">}"</text:span><text:span text:style-name="T8"> LostFocus</text:span><text:span text:style-name="T2">="Genre_LostFocus"</text:span><text:span text:style-name="T8"> GotFocus</text:span><text:span text:style-name="T2">="Genre_GotFocus"&gt;&lt;/</text:span><text:span text:style-name="T4">TextBox</text:span><text:span text:style-name="T2">&gt;</text:span></text:p>
      <text:p text:style-name="P4"><text:span text:style-name="T5"><text:s text:c="8"/></text:span>&lt;<text:span text:style-name="T3">TextBox</text:span><text:span text:style-name="T7"> x</text:span>:<text:span text:style-name="T7">Name</text:span>="Konsole"<text:span text:style-name="T7"> Grid.Row</text:span>="3"<text:span text:style-name="T7"> Grid.Column</text:span>="1"<text:span text:style-name="T7"> Style</text:span>="{<text:span text:style-name="T3">StaticResource</text:span><text:span text:style-name="T7"> textboxStyle</text:span>}"<text:span text:style-name="T7"> LostFocus</text:span>="Konsole_LostFocus"<text:span text:style-name="T7"> GotFocus</text:span>="Konsole_GotFocus"&gt;&lt;/<text:span text:style-name="T3">TextBox</text:span>&gt;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Für gewisse Teile im Programm <text:span text:style-name="T10">(in sinnvollen Ausmass)</text:span> verwende ich Styles zur Vereinfachung des Cod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2" svg:font-family="Consola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editing-duration>PT10M19S</meta:editing-duration>
    <meta:editing-cycles>9</meta:editing-cycles>
    <dc:date>2021-04-07T18:27:55.550000000</dc:date>
    <meta:document-statistic meta:table-count="0" meta:image-count="0" meta:object-count="0" meta:page-count="2" meta:paragraph-count="38" meta:word-count="205" meta:character-count="2800" meta:non-whitespace-character-count="2326"/>
  </office:meta>
</office:document-meta>
</file>